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nik vor Hellsicht</text:p>
      <text:p text:style-name="P1"/>
      <text:p text:style-name="P2">1. Strophe</text:p>
      <text:p text:style-name="P1"/>
      <text:p text:style-name="P1">Lead:<text:tab/></text:p>
      <text:p text:style-name="P1">Rythm: Riff</text:p>
      <text:p text:style-name="P1">Bass:<text:tab/></text:p>
      <text:p text:style-name="P1">Drums:</text:p>
      <text:p text:style-name="P1"/>
      <text:p text:style-name="P2">Bridge:</text:p>
      <text:p text:style-name="P1"/>
      <text:p text:style-name="P1">Lead:<text:tab/></text:p>
      <text:p text:style-name="P1">Rythm: Bridgeriff</text:p>
      <text:p text:style-name="P1">Bass:<text:tab/></text:p>
      <text:p text:style-name="P1">Drums: Atmosphärisch, nicht unbedingt rhytmisch tragend, </text:p>
      <text:p text:style-name="P1"/>
      <text:p text:style-name="P2">2.Strophe</text:p>
      <text:p text:style-name="P2"/>
      <text:p text:style-name="P1">Lead:<text:tab/></text:p>
      <text:p text:style-name="P1">Rythm: Riff</text:p>
      <text:p text:style-name="P1">Bass:<text:tab/></text:p>
      <text:p text:style-name="P3">Drums: HiHat-Viertel</text:p>
      <text:p text:style-name="P3"/>
      <text:p text:style-name="P2">Bridge:</text:p>
      <text:p text:style-name="P1"/>
      <text:p text:style-name="P1">Lead:<text:tab/> Impro/Melodie</text:p>
      <text:p text:style-name="P1">Rythm: Bridgeriff</text:p>
      <text:p text:style-name="P1">Bass:<text:tab/></text:p>
      <text:p text:style-name="P2"><text:span text:style-name="T1">Drums: HiHat-Viertel + Athmosphärisch</text:span></text:p>
      <text:p text:style-name="P2"><text:span text:style-name="T1"/></text:p>
      <text:p text:style-name="P2">3.Strophe</text:p>
      <text:p text:style-name="P1"/>
      <text:p text:style-name="P1">Lead:<text:tab/></text:p>
      <text:p text:style-name="P1">Rythm: </text:p>
      <text:p text:style-name="P1">Bass:<text:tab/>Grundtöne (evtl mit F), nur auf die 1 und so</text:p>
      <text:p text:style-name="P2"><text:span text:style-name="T1">Drums: HiHat-viertel</text:span></text:p>
      <text:p text:style-name="P2"><text:span text:style-name="T1"/></text:p>
      <text:p text:style-name="P2">Bridge:</text:p>
      <text:p text:style-name="P1"/>
      <text:p text:style-name="P1">Lead:<text:tab/>Atmosphärische</text:p>
      <text:p text:style-name="P1">Rythm: Riff</text:p>
      <text:p text:style-name="P1">Bass:<text:tab/>Grundtöne auf alle 4</text:p>
      <text:p text:style-name="P2"><text:span text:style-name="T1">Drums: 4/4</text:span></text:p>
      <text:p text:style-name="P2"><text:span text:style-name="T1"/></text:p>
      <text:p text:style-name="P2">4. Strophe</text:p>
      <text:p text:style-name="P1"/>
      <text:p text:style-name="P1">Lead:<text:tab/></text:p>
      <text:p text:style-name="P1">Rythm:</text:p>
      <text:p text:style-name="P1">Bass:<text:tab/></text:p>
      <text:p text:style-name="P2"><text:span text:style-name="T1">Drums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30T19:54:35.75</meta:creation-date>
    <meta:document-statistic meta:table-count="0" meta:image-count="0" meta:object-count="0" meta:page-count="1" meta:paragraph-count="36" meta:word-count="72" meta:character-count="490"/>
    <dc:date>2013-01-30T20:22:24.41</dc:date>
    <meta:editing-duration>PT12M38S</meta:editing-duration>
    <meta:editing-cycles>1</meta:editing-cycles>
    <meta:generator>OpenOffice.org/3.3$Win32 OpenOffice.org_project/330m20$Build-9567</meta:generator>
  </office:meta>
</office:document-meta>
</file>